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Museo Slab" svg:font-family="'Museo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Museo Slab"/>
    </style:style>
    <style:style style:name="P2" style:family="paragraph" style:parent-style-name="Standard">
      <style:text-properties style:font-name="Museo Slab" style:text-underline-style="solid" style:text-underline-width="auto" style:text-underline-color="font-color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Courier New" style:text-underline-style="solid" style:text-underline-width="auto" style:text-underline-color="font-color"/>
    </style:style>
    <style:style style:name="P5" style:family="paragraph" style:parent-style-name="Standard">
      <style:paragraph-properties fo:break-before="page"/>
      <style:text-properties style:font-name="Museo Slab" style:text-underline-style="solid" style:text-underline-width="auto" style:text-underline-color="font-color"/>
    </style:style>
    <style:style style:name="P6" style:family="paragraph" style:parent-style-name="Header">
      <style:text-properties style:font-name="Museo Slab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proposal concerns the implementation of a basic MVC Java web framework.</text:p>
      <text:p text:style-name="P1"/>
      <text:p text:style-name="P1">As with graphical applications, the standard architecture pattern for web applications is Model-View-Controller (MVC). <text:s/>A basic diagram looks something like this:</text:p>
      <text:p text:style-name="P1"/>
      <text:p text:style-name="P3"><text:s text:c="29"/>------------</text:p>
      <text:p text:style-name="P3"><text:s text:c="18"/>|-------&gt; | web server |</text:p>
      <text:p text:style-name="P3"><text:s text:c="18"/>| <text:s text:c="9"/>------------</text:p>
      <text:p text:style-name="P3"><text:s text:c="18"/>| <text:s text:c="14"/>|</text:p>
      <text:p text:style-name="P3"><text:s text:c="18"/>| <text:s text:c="14"/>v</text:p>
      <text:p text:style-name="P3"><text:s text:c="18"/>| <text:s/>-----------------------------</text:p>
      <text:p text:style-name="P3"><text:s text:c="18"/>| | <text:s/>------------ <text:s text:c="14"/>|</text:p>
      <text:p text:style-name="P3"><text:s text:c="18"/>| | | middleware | <text:s text:c="13"/>|</text:p>
      <text:p text:style-name="P3"><text:s text:c="18"/>| | <text:s/>------------ <text:s text:c="14"/>|</text:p>
      <text:p text:style-name="P3"><text:s text:c="18"/>| | <text:s text:c="7"/>| <text:s text:c="19"/>|</text:p>
      <text:p text:style-name="P3"><text:s text:c="18"/>| | <text:s text:c="7"/>v <text:s text:c="19"/>|</text:p>
      <text:p text:style-name="P3"><text:s text:c="18"/>| | <text:s/>------------- <text:s text:c="13"/>|</text:p>
      <text:p text:style-name="P3"><text:s text:c="18"/>| | | URL routing | <text:s text:c="12"/>|</text:p>
      <text:p text:style-name="P3"><text:s text:c="18"/>| | <text:s/>------------- <text:s text:c="13"/>|</text:p>
      <text:p text:style-name="P3"><text:s text:c="18"/>| | <text:s text:c="7"/>| <text:s text:c="19"/>|</text:p>
      <text:p text:style-name="P3"><text:s text:c="18"/>| | <text:s text:c="7"/>v <text:s text:c="19"/>|</text:p>
      <text:p text:style-name="P3"><text:s text:c="18"/>| | <text:s/>------------ <text:s text:c="5"/>------- <text:s/>|</text:p>
      <text:p text:style-name="P3"><text:s text:c="18"/>| | | Controller | -&gt; | Model | |</text:p>
      <text:p text:style-name="P3"><text:s text:c="18"/>| | <text:s/>------------ <text:s/>&lt;- <text:s/>------- <text:s/>|</text:p>
      <text:p text:style-name="P3"><text:s text:c="18"/>| | <text:s text:c="7"/>| <text:s text:c="19"/>|</text:p>
      <text:p text:style-name="P3"><text:s text:c="18"/>| | <text:s text:c="7"/>v <text:s text:c="19"/>|</text:p>
      <text:p text:style-name="P3"><text:s text:c="18"/>| | <text:s text:c="5"/>------ <text:s text:c="16"/>|</text:p>
      <text:p text:style-name="P3"><text:s text:c="18"/>--| <text:s text:c="4"/>| View | <text:s text:c="15"/>|</text:p>
      <text:p text:style-name="P3"><text:s text:c="20"/>| <text:s text:c="5"/>------ <text:s text:c="16"/>|</text:p>
      <text:p text:style-name="P3"><text:s text:c="21"/>-----------------------------</text:p>
      <text:p text:style-name="P1"/>
      <text:p text:style-name="P1">That is, a web server handles the socket connections and input, passes data along to the framework through some predetermined specification. <text:s/>The framework first runs requests through optional, pluggable middleware - common examples are caching, gzipping, and authentication. <text:s/>The request is then passed along to a URL router, which uses a set of user-defined rules to determine, based on the requested URL, which controller method should be called. <text:s/>The controller pulls data from any necessary models, then passes the retrieved data on to the view, which uses its parameters to produce a response of some sort (usually HTML). <text:s/>This response is passed back to the web server, which forwards it on to the user.</text:p>
      <text:p text:style-name="P2"><text:span text:style-name="T1"/></text:p>
      <text:p text:style-name="P5">Application 1 - Simple Pony Image Gallery API</text:p>
      <text:p text:style-name="P2"><text:span text:style-name="T1">"My Little Pony: Friendship is Magic" (MLP:FiM) is a currently-airing children's television show that promotes being awesome. <text:s/>20-something male followers of the show refer to themselves as "bronies". <text:s/>To assist bronies with creating fabulous applications, the service will provide an API to query a database of pony images, with filtering capabilities on the characters pictured.</text:span></text:p>
      <text:p text:style-name="P2"><text:span text:style-name="T1"/></text:p>
      <text:p text:style-name="P2"><text:span text:style-name="T1">Example request:</text:span></text:p>
      <text:p text:style-name="P4"><text:span text:style-name="T1">/images/tags/applejack+twilight_sparkle-pinkie_pie</text:span></text:p>
      <text:p text:style-name="P4"><text:span text:style-name="T1"/></text:p>
      <text:p text:style-name="P2"><text:span text:style-name="T1">Example response:</text:span></text:p>
      <text:p text:style-name="P4"><text:span text:style-name="T1">[</text:span></text:p>
      <text:p text:style-name="P4"><text:span text:style-name="T1"><text:s text:c="2"/>{</text:span></text:p>
      <text:p text:style-name="P4"><text:span text:style-name="T1"><text:s text:c="4"/>"url": "/static/yg2cX.jpg",</text:span></text:p>
      <text:p text:style-name="P4"><text:span text:style-name="T1"><text:s text:c="4"/>"md5": "b35ada278327e3bdf128dbd9b7edd345",</text:span></text:p>
      <text:p text:style-name="P4"><text:span text:style-name="T1"><text:s text:c="4"/>"height": 900,</text:span></text:p>
      <text:p text:style-name="P4"><text:span text:style-name="T1"><text:s text:c="4"/>"width": 1440,</text:span></text:p>
      <text:p text:style-name="P4"><text:span text:style-name="T1"><text:s text:c="4"/>"tags": ["applejack", "apple_blossom", "twilight_sparkle"]</text:span></text:p>
      <text:p text:style-name="P4"><text:span text:style-name="T1"><text:s text:c="2"/>},</text:span></text:p>
      <text:p text:style-name="P4"><text:span text:style-name="T1"><text:s text:c="2"/>{</text:span></text:p>
      <text:p text:style-name="P4"><text:span text:style-name="T1"><text:s text:c="4"/>"url": "/static/gea71.jpg",</text:span></text:p>
      <text:p text:style-name="P4"><text:span text:style-name="T1"><text:s text:c="4"/>"md5": "43ac5915b25ef74e51780a054f76cb47",</text:span></text:p>
      <text:p text:style-name="P4"><text:span text:style-name="T1"><text:s text:c="4"/>"height": 900,</text:span></text:p>
      <text:p text:style-name="P4"><text:span text:style-name="T1"><text:s text:c="4"/>"width": 1440,</text:span></text:p>
      <text:p text:style-name="P4"><text:span text:style-name="T1"><text:s text:c="4"/>"tags": ["applejack", "twilight_sparkle"]</text:span></text:p>
      <text:p text:style-name="P4"><text:span text:style-name="T1"><text:s text:c="2"/>}</text:span></text:p>
      <text:p text:style-name="P4"><text:span text:style-name="T1">]</text:span></text:p>
      <text:p text:style-name="P4"><text:span text:style-name="T1"/></text:p>
      <text:p text:style-name="P2">Application 2 - Favorite Pony Image Finder</text:p>
      <text:p text:style-name="P2"><text:span text:style-name="T1">Find a user's favorite pony image in a similar fashion as Pandora. <text:s/>Upon first visiting the site, the user is presented with an image and three options - downvote, next, upvote. <text:s/>Downvotes will show less images with the tags of the voted image, while upvotes will show more similar images. <text:s/>Next advances to another image without changing the user's calculated image preferences.</text:span></text:p>
      <text:p text:style-name="P2"><text:span text:style-name="T1"/></text:p>
      <text:p text:style-name="P2"><text:span text:style-name="T1">Because dogfooding is a good idea, this application will use the API presented above as "Application 1".</text:span></text:p>
      <text:p text:style-name="P2"><text:span text:style-name="T1"/></text:p>
      <text:p text:style-name="P2">Application 3 - iFixit Device/Guide Browser (Boring Alternative)</text:p>
      <text:p text:style-name="P2"><text:span text:style-name="T1">Use the iFixit public API[0] to obtain a list of devices known to the site, then display them in a user-consumable format. <text:s/>For each device, a link should be provided to another page that displays more information about the device and a list of guides related to the device.</text:span></text:p>
      <text:p text:style-name="P2"><text:span text:style-name="T1"/></text:p>
      <text:p text:style-name="P2"><text:span text:style-name="T1">[0]: http://www.ifixit.com/api/0.1/do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Museo Slab" svg:font-family="'Museo Slab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Museo Sla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mes Pearson</text:p>
        <text:p text:style-name="MP1">CPE 305 Project 4 Proposa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6T00:38:46</meta:creation-date>
    <dc:date>2011-11-16T02:28:00</dc:date>
    <meta:editing-duration>PT1H49M15S</meta:editing-duration>
    <meta:editing-cycles>12</meta:editing-cycles>
    <meta:generator>LibreOffice/3.3$Unix LibreOffice_project/330m19$Build-202</meta:generator>
    <meta:document-statistic meta:table-count="0" meta:image-count="0" meta:object-count="0" meta:page-count="2" meta:paragraph-count="57" meta:word-count="499" meta:character-count="3956"/>
  </office:meta>
</office:document-meta>
</file>